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ab3ef"/>
    </style:style>
    <style:style style:name="P2" style:family="paragraph" style:parent-style-name="Preformatted_20_Text">
      <style:paragraph-properties fo:orphans="1" style:writing-mode="lr-tb"/>
      <style:text-properties officeooo:paragraph-rsid="000ab3ef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ab3ef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ab3ef"/>
    </style:style>
    <style:style style:name="P5" style:family="paragraph" style:parent-style-name="Preformatted_20_Text">
      <style:paragraph-properties fo:orphans="1"/>
      <style:text-properties officeooo:paragraph-rsid="000ab3ef"/>
    </style:style>
    <style:style style:name="P6" style:family="paragraph" style:parent-style-name="Text_20_body">
      <style:paragraph-properties fo:orphans="1"/>
      <style:text-properties officeooo:paragraph-rsid="000ab3ef"/>
    </style:style>
    <style:style style:name="P7" style:family="paragraph" style:parent-style-name="Text_20_body">
      <style:text-properties officeooo:paragraph-rsid="000ab3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Applying Field Tension Gradient Correction to Refine Mass Gaps Further</text:span></text:p>
      <text:p text:style-name="P7">​</text:p>
      <text:p text:style-name="P1"><text:span text:style-name="Source_20_Text"># Step 5: Applying Field Tension Gradient Correction to Refine Mass Gaps Further</text:span></text:p>
      <text:p text:style-name="P2"/>
      <text:p text:style-name="P2"><text:span text:style-name="Source_20_Text"># Define a function to apply field tension gradient correction to COM mass gap calculations</text:span></text:p>
      <text:p text:style-name="P2"><text:span text:style-name="Source_20_Text">def com_mass_gap_with_field_tension(n, alpha=1/137, interaction_factor=0.15, field_tension=0.08):</text:span></text:p>
      <text:p text:style-name="P2"><text:span text:style-name="Source_20_Text"><text:s text:c="4"/>"""Applies both QCD interaction and field tension corrections to COM mass gap calculations."""</text:span></text:p>
      <text:p text:style-name="P2"><text:span text:style-name="Source_20_Text"><text:s text:c="4"/>return np.pi * n * alpha * h * c * (1 + interaction_factor + field_tension)</text:span></text:p>
      <text:p text:style-name="P2"/>
      <text:p text:style-name="P2"><text:span text:style-name="Source_20_Text"># Compute the mass gaps with field tension correction</text:span></text:p>
      <text:p text:style-name="P2"><text:span text:style-name="Source_20_Text">mass_gaps_field_tension = [com_mass_gap_with_field_tension(n) for n in range(1, 11)]</text:span></text:p>
      <text:p text:style-name="P2"/>
      <text:p text:style-name="P2"><text:span text:style-name="Source_20_Text"># Compute new percentage error after applying both corrections</text:span></text:p>
      <text:p text:style-name="P2"><text:span text:style-name="Source_20_Text">percentage_error_field_tension = [</text:span></text:p>
      <text:p text:style-name="P2"><text:span text:style-name="Source_20_Text"><text:s text:c="4"/>abs((com_mass - ym_mass) / ym_mass) * 100 for com_mass, ym_mass in zip(mass_gaps_field_tension, yang_mills_mass_gap)</text:span></text:p>
      <text:p text:style-name="P2"><text:span text:style-name="Source_20_Text">]</text:span></text:p>
      <text:p text:style-name="P2"/>
      <text:p text:style-name="P2"><text:span text:style-name="Source_20_Text"># Return final refined mass gaps and percentage error</text:span></text:p>
      <text:p text:style-name="P3"><text:span text:style-name="Source_20_Text">mass_gaps_field_tension, percentage_error_field_tension</text:span></text:p>
      <text:p text:style-name="P6">Result</text:p>
      <text:p text:style-name="P5">([5.606697217862133e-27,</text:p>
      <text:p text:style-name="P5"><text:s text:c="2"/>1.1213394435724266e-26,</text:p>
      <text:p text:style-name="P5"><text:s text:c="2"/>1.6820091653586397e-26,</text:p>
      <text:p text:style-name="P5"><text:s text:c="2"/>2.2426788871448532e-26,</text:p>
      <text:p text:style-name="P5"><text:s text:c="2"/>2.8033486089310665e-26,</text:p>
      <text:p text:style-name="P5"><text:s text:c="2"/>3.3640183307172794e-26,</text:p>
      <text:p text:style-name="P5"><text:s text:c="2"/>3.9246880525034924e-26,</text:p>
      <text:p text:style-name="P5"><text:s text:c="2"/>4.4853577742897065e-26,</text:p>
      <text:p text:style-name="P5"><text:s text:c="2"/>5.046027496075919e-26,</text:p>
      <text:p text:style-name="P5"><text:s text:c="2"/>5.606697217862133e-26],</text:p>
      <text:p text:style-name="P5"><text:s/>[99.89731323776809,</text:p>
      <text:p text:style-name="P5"><text:s text:c="2"/>99.89731323776809,</text:p>
      <text:p text:style-name="P5"><text:s text:c="2"/>99.89731323776809,</text:p>
      <text:p text:style-name="P5"><text:s text:c="2"/>99.89731323776809,</text:p>
      <text:p text:style-name="P5"><text:s text:c="2"/>99.89731323776809,</text:p>
      <text:p text:style-name="P5"><text:s text:c="2"/>99.89731323776809,</text:p>
      <text:p text:style-name="P5"><text:s text:c="2"/>99.89731323776809,</text:p>
      <text:p text:style-name="P5"><text:s text:c="2"/>99.89731323776809,</text:p>
      <text:p text:style-name="P5"><text:s text:c="2"/>99.89731323776809,</text:p>
      <text:p text:style-name="P4"><text:s text:c="2"/>99.89731323776809]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5:55:25.808276709</meta:creation-date>
    <dc:date>2025-02-09T05:57:49.568401857</dc:date>
    <meta:editing-duration>PT2M24S</meta:editing-duration>
    <meta:editing-cycles>1</meta:editing-cycles>
    <meta:document-statistic meta:table-count="0" meta:image-count="0" meta:object-count="0" meta:page-count="1" meta:paragraph-count="36" meta:word-count="147" meta:character-count="1433" meta:non-whitespace-character-count="1271"/>
    <meta:generator>LibreOffice/24.2.7.2$Linux_X86_64 LibreOffice_project/420$Build-2</meta:generator>
  </office:meta>
</office:document-meta>
</file>